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DejaVu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9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1">
      <style:table-cell-properties fo:border-bottom="none" fo:background-color="#00ff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0">
      <style:table-cell-properties fo:border-bottom="0.74pt solid #000000" fo:background-color="#00ff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6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7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8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6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fo:border-bottom="0.74pt solid #000000" fo:background-color="#00ff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DejaVu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fo:border-bottom="none" fo:background-color="#ead1d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ff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1023" table:default-cell-style-name="ce36"/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/>
          <table:table-cell table:style-name="ce37" office:value-type="string" calcext:value-type="string" table:number-columns-spanned="5" table:number-rows-spanned="1">
            <text:p>Data in SI unit from the ISA document (1976) with full precision (6 figures)</text:p>
          </table:table-cell>
          <table:covered-table-cell table:number-columns-repeated="3" table:style-name="ce43"/>
          <table:covered-table-cell table:style-name="ce61"/>
          <table:table-cell table:number-columns-repeated="1018"/>
        </table:table-row>
        <table:table-row table:style-name="ro1">
          <table:table-cell table:style-name="ce8"/>
          <table:table-cell table:style-name="ce38" office:value-type="string" calcext:value-type="string" table:number-columns-spanned="5" table:number-rows-spanned="1">
            <text:p><text:a xlink:href="https://ntrs.nasa.gov/archive/nasa/casi.ntrs.nasa.gov/19770009539.pdf" xlink:type="simple">https://ntrs.nasa.gov/archive/nasa/casi.ntrs.nasa.gov/19770009539.pdf</text:a></text:p>
          </table:table-cell>
          <table:covered-table-cell table:number-columns-repeated="3"/>
          <table:covered-table-cell table:style-name="ce62"/>
          <table:table-cell table:number-columns-repeated="1018"/>
        </table:table-row>
        <table:table-row table:style-name="ro2">
          <table:table-cell table:style-name="ce35"/>
          <table:table-cell table:style-name="ce39" office:value-type="string" calcext:value-type="string" table:number-columns-spanned="5" table:number-rows-spanned="1">
            <text:p>The values used in JSBSim are highlighted in <text:span text:style-name="T2">green</text:span></text:p>
          </table:table-cell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SI units</text:p>
          </table:table-cell>
          <table:covered-table-cell table:style-name="ce49"/>
          <table:table-cell table:style-name="ce55" office:value-type="string" calcext:value-type="string" table:number-columns-spanned="2" table:number-rows-spanned="1">
            <text:p>British units</text:p>
          </table:table-cell>
          <table:covered-table-cell table:style-name="ce49"/>
          <table:table-cell/>
          <table:table-cell table:style-name="ce65" office:value-type="string" calcext:value-type="string" table:number-columns-spanned="2" table:number-rows-spanned="1">
            <text:p>Conversion factors</text:p>
          </table:table-cell>
          <table:covered-table-cell table:style-name="ce49"/>
          <table:table-cell table:number-columns-repeated="1015"/>
        </table:table-row>
        <table:table-row table:style-name="ro1">
          <table:table-cell table:style-name="ce8"/>
          <table:table-cell table:style-name="ce40" office:value-type="string" calcext:value-type="string">
            <text:p>M</text:p>
          </table:table-cell>
          <table:table-cell table:style-name="ce40" office:value-type="float" office:value="28.9645" calcext:value-type="float">
            <text:p>28.9645</text:p>
          </table:table-cell>
          <table:table-cell table:style-name="ce50" office:value-type="string" calcext:value-type="string">
            <text:p>g/mol</text:p>
          </table:table-cell>
          <table:table-cell table:style-name="ce56" table:formula="of:=[.C7]*[.I8]/([.I9]*1000)" office:value-type="string" office:string-value="1.984696E-03" calcext:value-type="string">
            <text:p>1.984696E-03</text:p>
          </table:table-cell>
          <table:table-cell table:style-name="ce50" office:value-type="string" calcext:value-type="string">
            <text:p>slug/mol</text:p>
          </table:table-cell>
          <table:table-cell/>
          <table:table-cell table:style-name="ce40" office:value-type="string" calcext:value-type="string">
            <text:p>ft to m</text:p>
          </table:table-cell>
          <table:table-cell table:style-name="ce66" office:value-type="float" office:value="0.3048" calcext:value-type="float">
            <text:p>0.3048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41" office:value-type="string" calcext:value-type="string">
            <text:p>R*</text:p>
          </table:table-cell>
          <table:table-cell table:style-name="ce41" office:value-type="float" office:value="8.31432" calcext:value-type="float">
            <text:p>8.31432</text:p>
          </table:table-cell>
          <table:table-cell table:style-name="ce51" office:value-type="string" calcext:value-type="string">
            <text:p>J/K/mol</text:p>
          </table:table-cell>
          <table:table-cell table:style-name="ce57" table:formula="of:=[.E11]*[.E7]" office:value-type="string" office:string-value="3.406845" calcext:value-type="string">
            <text:p>3.406845</text:p>
          </table:table-cell>
          <table:table-cell table:style-name="ce51" office:value-type="string" calcext:value-type="string">
            <text:p>ft*lbf/R/mol</text:p>
          </table:table-cell>
          <table:table-cell/>
          <table:table-cell table:style-name="ce41" office:value-type="string" calcext:value-type="string">
            <text:p>kg to lb</text:p>
          </table:table-cell>
          <table:table-cell table:style-name="ce67" office:value-type="float" office:value="2.20462" calcext:value-type="float">
            <text:p>2.20462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41" office:value-type="string" calcext:value-type="string">
            <text:p>g0</text:p>
          </table:table-cell>
          <table:table-cell table:style-name="ce41" office:value-type="float" office:value="9.80665" calcext:value-type="float">
            <text:p>9.80665</text:p>
          </table:table-cell>
          <table:table-cell table:style-name="ce51" office:value-type="string" calcext:value-type="string">
            <text:p>m/s²</text:p>
          </table:table-cell>
          <table:table-cell table:style-name="ce58" table:formula="of:=[.C9]/[.I7]" office:value-type="string" office:string-value="32.17405" calcext:value-type="string">
            <text:p>32.17405</text:p>
          </table:table-cell>
          <table:table-cell table:style-name="ce51" office:value-type="string" calcext:value-type="string">
            <text:p>ft/s²</text:p>
          </table:table-cell>
          <table:table-cell/>
          <table:table-cell table:style-name="ce41" office:value-type="string" calcext:value-type="string">
            <text:p>slug to lb</text:p>
          </table:table-cell>
          <table:table-cell table:style-name="ce67" office:value-type="float" office:value="32.174049" calcext:value-type="float">
            <text:p>32.174049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41" office:value-type="string" calcext:value-type="string">
            <text:p>L</text:p>
          </table:table-cell>
          <table:table-cell table:style-name="ce41" office:value-type="float" office:value="6.5" calcext:value-type="float">
            <text:p>6.5</text:p>
          </table:table-cell>
          <table:table-cell table:style-name="ce51" office:value-type="string" calcext:value-type="string">
            <text:p>K/km</text:p>
          </table:table-cell>
          <table:table-cell table:style-name="ce59" table:formula="of:=[.C10]*[.I10]*[.I7]/1000" office:value-type="string" office:string-value="3.566160E-03" calcext:value-type="string">
            <text:p>3.566160E-03</text:p>
          </table:table-cell>
          <table:table-cell table:style-name="ce51" office:value-type="string" calcext:value-type="string">
            <text:p>R/ft</text:p>
          </table:table-cell>
          <table:table-cell/>
          <table:table-cell table:style-name="ce42" office:value-type="string" calcext:value-type="string">
            <text:p>K to °R</text:p>
          </table:table-cell>
          <table:table-cell table:style-name="ce68" office:value-type="float" office:value="1.8" calcext:value-type="float">
            <text:p>1.8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42" office:value-type="string" calcext:value-type="string">
            <office:annotation draw:style-name="gr1" draw:text-style-name="P2" svg:width="360pt" svg:height="27.01pt" svg:x="120.73pt" svg:y="155.62pt" draw:caption-point-x="-11.54pt" draw:caption-point-y="-22.96pt">
              <dc:date>2018-06-10T00:00:00</dc:date>
              <text:p text:style-name="P1"><text:span text:style-name="T1">Defined in src/FGJSBBase.Cpp</text:span></text:p>
            </office:annotation>
            <text:p>Reng</text:p>
          </table:table-cell>
          <table:table-cell table:style-name="ce46" table:formula="of:=[.C8]*1000/[.C7]" office:value-type="string" office:string-value="287.052" calcext:value-type="string">
            <text:p>287.052</text:p>
          </table:table-cell>
          <table:table-cell table:style-name="ce52" office:value-type="string" calcext:value-type="string">
            <text:p>J/kg/K</text:p>
          </table:table-cell>
          <table:table-cell table:style-name="ce60" table:formula="of:=[.C11]/[.I10]/([.I7]^2)" office:value-type="string" office:string-value="1716.5572" calcext:value-type="string">
            <text:p>1716.5572</text:p>
          </table:table-cell>
          <table:table-cell table:style-name="ce52" office:value-type="string" calcext:value-type="string">
            <text:p>ft*lbf/slug/°R</text:p>
          </table:table-cell>
          <table:table-cell table:number-columns-repeated="1018"/>
        </table:table-row>
        <table:table-row table:style-name="ro1" table:number-rows-repeated="2">
          <table:table-cell table:style-name="ce8" table:number-columns-repeated="2"/>
          <table:table-cell table:number-columns-repeated="1022"/>
        </table:table-row>
        <table:table-row table:style-name="ro1">
          <table:table-cell table:style-name="ce8"/>
          <table:table-cell table:style-name="ce40" office:value-type="string" calcext:value-type="string" table:number-columns-spanned="2" table:number-rows-spanned="1">
            <office:annotation draw:style-name="gr1" draw:text-style-name="P2" svg:width="360pt" svg:height="27.01pt" svg:x="120.73pt" svg:y="194.03pt" draw:caption-point-x="78.46pt" draw:caption-point-y="-22.96pt">
              <dc:date>2018-06-10T00:00:00</dc:date>
              <text:p text:style-name="P1"><text:span text:style-name="T1">Defined in src/models/atmosphere/FGStandardAtmosphere.cpp</text:span></text:p>
            </office:annotation>
            <text:p>DATroposphereExponent</text:p>
          </table:table-cell>
          <table:covered-table-cell table:style-name="ce47"/>
          <table:table-cell table:style-name="ce53" table:formula="of:=[.C10]*[.C8]/([.C9]*[.C7]-[.C10]*[.C8])" office:value-type="string" office:string-value="0.23496824" calcext:value-type="string">
            <text:p>0.23496824</text:p>
          </table:table-cell>
          <table:table-cell table:style-name="ce50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42" office:value-type="string" calcext:value-type="string" table:number-columns-spanned="2" table:number-rows-spanned="1">
            <office:annotation draw:style-name="gr2" draw:text-style-name="P2" svg:width="360pt" svg:height="26.99pt" svg:x="120.73pt" svg:y="206.87pt" draw:caption-point-x="78.46pt" draw:caption-point-y="-22.99pt">
              <dc:date>2018-06-10T00:00:00</dc:date>
              <text:p text:style-name="P1"><text:span text:style-name="T1">Defined in src/FGJSBBase.cpp</text:span></text:p>
            </office:annotation>
            <text:p>Rstar</text:p>
          </table:table-cell>
          <table:covered-table-cell table:style-name="ce48"/>
          <table:table-cell table:style-name="ce54" table:formula="of:=1000*[.E8]/[.I8]" office:value-type="string" office:string-value="1545.3206" calcext:value-type="string">
            <text:p>1545.3206</text:p>
          </table:table-cell>
          <table:table-cell table:style-name="ce52" office:value-type="string" calcext:value-type="string">
            <text:p>ft*g*lbf/lb/R/mol</text:p>
          </table:table-cell>
          <table:table-cell table:style-name="ce64" office:value-type="string" calcext:value-type="string">
            <text:p>This variable is improperly named 'Rstar' in FGJSBBase.cpp : it is actually R*/g0 expressed in a mixture of SI/British units</text:p>
          </table:table-cell>
          <table:table-cell table:number-columns-repeated="1018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 style:data-style-name="N2" text:time-value="12:11:54.462940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$Build-2</meta:generator>
    <dc:date>2018-06-10T12:12:37.925714361</dc:date>
    <dc:creator>Bertrand Coconnier</dc:creator>
    <meta:editing-duration>PT48S</meta:editing-duration>
    <meta:editing-cycles>1</meta:editing-cycles>
    <meta:document-statistic meta:table-count="1" meta:cell-count="46" meta:object-count="0"/>
  </office:meta>
</office:document-meta>
</file>